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ハイテンションで取り除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it like an absolute madman</text:p>
          </table:table-cell>
          <table:table-cell table:number-columns-repeated="1020"/>
        </table:table-row>
        <table:table-row>
          <table:table-cell table:style-name="ce0" office:value-type="string">
            <text:p>いよっしゃああああぁぁぁぁああああ！！！！
この石め！！　お前ごときがいつまでも
穴をふさいでいられると思ったら大間違い
だぜええええぇぇぇぇぇえええいいい！！！</text:p>
          </table:table-cell>
          <table:table-cell table:style-name="ce0"/>
          <table:table-cell table:style-name="ce0"/>
          <table:table-cell table:style-name="ce0" office:value-type="string">
            <text:p>ALLLL RIIIIIIIIIIIIIIIIIGHT!!!!
Dumb-ass rock!! If you thoughtcha could block
that hole forever, you've got another thing
comiiiiiiiiiiiiiiiiiiiiiiiiing!!!</text:p>
          </table:table-cell>
          <table:table-cell table:number-columns-repeated="1020"/>
        </table:table-row>
        <table:table-row>
          <table:table-cell table:style-name="ce0" office:value-type="string">
            <text:p>喰らえええっ！！！　我が右腕に宿りし
グラップル龍の魂を解き放つぜええええぇぇ
いいいいいっやっはああああおおおおおううう
いいいいぃぃぃぃっ！！！！！！！！</text:p>
          </table:table-cell>
          <table:table-cell table:style-name="ce0"/>
          <table:table-cell table:style-name="ce0"/>
          <table:table-cell table:style-name="ce0" office:value-type="string">
            <text:p>TAAAAKE THIIIS!!! The Spirit of the Grapple
Dragon in my right arm is comin' out to plaaaa-
aaaaaaaaaaaeeeeeeeeeeeeeuuuuuuuuuuuuuuu-
uuuuooooooooooaaaaaaaagh!!!!!!!!!!!</text:p>
          </table:table-cell>
          <table:table-cell table:number-columns-repeated="1020"/>
        </table:table-row>
        <table:table-row>
          <table:table-cell table:style-name="ce0" office:value-type="string">
            <text:p>赤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Red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